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4934" officeooo:paragraph-rsid="00024934"/>
    </style:style>
    <style:style style:name="T1" style:family="text">
      <style:text-properties officeooo:rsid="00019082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"/><text:span text:style-name="T1">SQL Assignment – 2</text:span></text:p>
      <text:p text:style-name="P1"/>
      <text:p text:style-name="P1">1) Which field of the customers table is the primary key?</text:p>
      <text:p text:style-name="P1"/>
      <text:p text:style-name="P1">Ans: CNUM</text:p>
      <text:p text:style-name="P1"/>
      <text:p text:style-name="P1"/>
      <text:p text:style-name="P1">2) What is the 4<text:span text:style-name="T2">th</text:span> column of the customers table?</text:p>
      <text:p text:style-name="P1"/>
      <text:p text:style-name="P1">Ans: Rating</text:p>
      <text:p text:style-name="P1"/>
      <text:p text:style-name="P1">3) What is another word for row? For Column?</text:p>
      <text:p text:style-name="P1"/>
      <text:p text:style-name="P1">Ans: Row is Tuple/Entity and column is Attribute.</text:p>
      <text:p text:style-name="P1"/>
      <text:p text:style-name="P1">4) Why isn’t it possible ot see the first five rows of a table?</text:p>
      <text:p text:style-name="P1"/>
      <text:p text:style-name="P1">Ans: When we select from table, the order of rows in output depends on row addresses. Rows inside a table are scattered (fragmented) all over the database server Harddisk and not stored sequentially. Hence it is not possible to see first or last ‘N’ or 5 rows of a tabl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3:34:39.861417616</meta:creation-date>
    <dc:date>2023-09-12T23:53:20.586363705</dc:date>
    <meta:editing-duration>PT8M20S</meta:editing-duration>
    <meta:editing-cycles>1</meta:editing-cycles>
    <meta:generator>LibreOffice/7.3.5.2$Linux_X86_64 LibreOffice_project/30$Build-2</meta:generator>
    <meta:document-statistic meta:table-count="0" meta:image-count="0" meta:object-count="0" meta:page-count="1" meta:paragraph-count="9" meta:word-count="109" meta:character-count="576" meta:non-whitespace-character-count="470"/>
  </office:meta>
</office:document-meta>
</file>